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0.39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0.4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1.732cm"/>
    </style:style>
    <style:style style:name="co15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5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5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50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3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6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28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9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0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1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2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33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8"/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38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39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0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1" style:family="table-cell" style:parent-style-name="Default" style:data-style-name="N2">
      <style:table-cell-properties fo:background-color="#ffffcc" fo:border="none"/>
    </style:style>
    <style:style style:name="ce4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-ranges="'Общий график'.A1:'Общий график'.L6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>
            <draw:frame table:end-cell-address="'Общий график'.L34" table:end-x="2.112cm" table:end-y="0.31cm" draw:z-index="0" draw:style-name="gr1" draw:text-style-name="P1" svg:width="25.302cm" svg:height="15.07cm" svg:x="0.146cm" svg:y="0.143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4 'Общий график'.B5:'Общий график'.B5 '2000'.C5:'2000'.C24 '2000'.B5:'2000'.B24 'Общий график'.B6:'Общий график'.B6 '2000'.D5:'2000'.D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(UltraFire) U Bat.</text:p>
          </table:table-cell>
        </table:table-row>
        <table:table-row table:style-name="ro1">
          <table:table-cell/>
          <table:table-cell office:value-type="string">
            <text:p>(UltraFire) U Chr.</text:p>
          </table:table-cell>
        </table:table-row>
        <table:table-row table:style-name="ro1">
          <table:table-cell/>
          <table:table-cell office:value-type="string">
            <text:p>(UltraFire) C Bat.</text:p>
          </table:table-cell>
        </table:table-row>
        <table:table-row table:style-name="ro1">
          <table:table-cell/>
          <table:table-cell office:value-type="string">
            <text:p>(2000) U Bat.</text:p>
          </table:table-cell>
        </table:table-row>
        <table:table-row table:style-name="ro1">
          <table:table-cell/>
          <table:table-cell office:value-type="string">
            <text:p>(2000) U Chr.</text:p>
          </table:table-cell>
        </table:table-row>
        <table:table-row table:style-name="ro1">
          <table:table-cell/>
          <table:table-cell office:value-type="string">
            <text:p>(1500) U Bat.</text:p>
          </table:table-cell>
        </table:table-row>
        <table:table-row table:style-name="ro1">
          <table:table-cell/>
          <table:table-cell office:value-type="string">
            <text:p>(1500) U Chr.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1">
          <table:table-cell>
            <draw:frame table:end-cell-address="'Общий график'.L68" table:end-x="2.136cm" table:end-y="0.358cm" draw:z-index="1" draw:style-name="gr1" draw:text-style-name="P1" svg:width="25.423cm" svg:height="15.165cm" svg:x="0.049cm" svg:y="0.096cm">
              <draw:object draw:notify-on-update-of-ranges="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 '2000'.F4:'2000'.F26 'Общий график'.B5:'Общий график'.B5 '2000'.G4:'2000'.G26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</table:table>
      <table:table table:name="2000" table:style-name="ta1" table:print-ranges="'2000'.K1:'2000'.U62">
        <office:forms form:automatic-focus="false" form:apply-design-mode="false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 office:value-type="string" table:number-columns-spanned="6" table:number-rows-spanned="1">
            <text:p>процесс разрядки</text:p>
          </table:table-cell>
          <table:covered-table-cell table:style-name="ce21"/>
          <table:covered-table-cell table:number-columns-repeated="4"/>
          <table:table-cell>
            <draw:frame table:end-cell-address="'2000'.U28" table:end-x="2.155cm" table:end-y="0.415cm" draw:z-index="0" draw:style-name="gr1" draw:text-style-name="P1" svg:width="24.644cm" svg:height="13.108cm" svg:x="0.092cm" svg:y="0.024cm">
              <draw:object draw:notify-on-update-of-ranges="'2000'.B5:'2000'.B24 '2000'.C3:'2000'.C3 '2000'.C5:'2000'.C24 '2000'.B5:'2000'.B24 '2000'.D3:'2000'.D3 '2000'.D5:'2000'.D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 table:style-name="ce18"/>
          <table:table-cell table:style-name="ce21" office:value-type="string" table:number-columns-spanned="2" table:number-rows-spanned="1">
            <text:p>подсветка включена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</text:p>
          </table:table-cell>
          <table:covered-table-cell/>
          <table: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U бат.</text:p>
          </table:table-cell>
          <table:table-cell table:style-name="ce13" office:value-type="string">
            <text:p>U зар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/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4" table:formula="of:=[.A4]-[.$A$4]" office:value-type="time" office:time-value="PT00H00M00S">
            <text:p>00:00</text:p>
          </table:table-cell>
          <table:table-cell table:style-name="ce9" office:value-type="float" office:value="2.84">
            <text:p>2,84</text:p>
          </table:table-cell>
          <table:table-cell table:style-name="ce14" office:value-type="float" office:value="0">
            <text:p>0,00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E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5T00:05:00">
            <text:p>15.12.16 00:05</text:p>
          </table:table-cell>
          <table:table-cell table:style-name="ce23" table:formula="of:=[.H4]-[.$H$4]" office:value-type="time" office:time-value="PT00H00M00S">
            <text:p>00:00</text:p>
          </table:table-cell>
          <table:table-cell table:style-name="ce25" office:value-type="float" office:value="4.12">
            <text:p>4,12</text:p>
          </table:table-cell>
          <table:table-cell/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5" table:formula="of:=[.A5]-[.$A$4]" office:value-type="time" office:time-value="PT00H00M00S">
            <text:p>00:00</text:p>
          </table:table-cell>
          <table:table-cell table:style-name="ce10" office:value-type="float" office:value="3.26">
            <text:p>3,26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E5]-[.$E$4]" office:value-type="time" office:time-value="PT01H10M00S">
            <text:p>01:10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6-12-15T00:30:00">
            <text:p>15.12.16 00:30</text:p>
          </table:table-cell>
          <table:table-cell table:style-name="ce23" table:formula="of:=[.H5]-[.$H$4]" office:value-type="time" office:time-value="PT00H25M00S">
            <text:p>00:25</text:p>
          </table:table-cell>
          <table:table-cell table:style-name="ce26" office:value-type="float" office:value="4.11">
            <text:p>4,11</text:p>
          </table:table-cell>
          <table:table-cell/>
        </table:table-row>
        <table:table-row table:style-name="ro1">
          <table:table-cell table:style-name="ce1" office:value-type="date" office:date-value="2016-12-11T10:01:00">
            <text:p>11.12.16 10:01</text:p>
          </table:table-cell>
          <table:table-cell table:style-name="ce5" table:formula="of:=[.A6]-[.$A$4]" office:value-type="time" office:time-value="PT00H01M00S">
            <text:p>00:01</text:p>
          </table:table-cell>
          <table:table-cell table:style-name="ce10" office:value-type="float" office:value="3.47">
            <text:p>3,47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6:04:00">
            <text:p>11.12.16 16:04</text:p>
          </table:table-cell>
          <table:table-cell table:style-name="ce23" table:formula="of:=[.E6]-[.$E$4]" office:value-type="time" office:time-value="PT02H14M00S">
            <text:p>02:14</text:p>
          </table:table-cell>
          <table:table-cell table:style-name="ce26" office:value-type="float" office:value="4.07">
            <text:p>4,07</text:p>
          </table:table-cell>
          <table:table-cell table:style-name="ce20" office:value-type="date" office:date-value="2016-12-15T01:36:59.99">
            <text:p>15.12.16 01:37</text:p>
          </table:table-cell>
          <table:table-cell table:style-name="ce23" table:formula="of:=[.H6]-[.$H$4]" office:value-type="time" office:time-value="PT01H31M59.99S">
            <text:p>01:32</text:p>
          </table:table-cell>
          <table:table-cell table:style-name="ce26" office:value-type="float" office:value="4.11">
            <text:p>4,11</text:p>
          </table:table-cell>
          <table:table-cell/>
        </table:table-row>
        <table:table-row table:style-name="ro1">
          <table:table-cell table:style-name="ce1" office:value-type="date" office:date-value="2016-12-11T10:02:00">
            <text:p>11.12.16 10:02</text:p>
          </table:table-cell>
          <table:table-cell table:style-name="ce5" table:formula="of:=[.A7]-[.$A$4]" office:value-type="time" office:time-value="PT00H02M00S">
            <text:p>00:02</text:p>
          </table:table-cell>
          <table:table-cell table:style-name="ce10" office:value-type="float" office:value="3.57">
            <text:p>3,57</text:p>
          </table:table-cell>
          <table:table-cell table:style-name="ce15" office:value-type="float" office:value="3.84">
            <text:p>3,84</text:p>
          </table:table-cell>
          <table:table-cell table:style-name="ce20" office:value-type="date" office:date-value="2016-12-11T17:33:00">
            <text:p>11.12.16 17:33</text:p>
          </table:table-cell>
          <table:table-cell table:style-name="ce23" table:formula="of:=[.E7]-[.$E$4]" office:value-type="time" office:time-value="PT03H43M00S">
            <text:p>03:43</text:p>
          </table:table-cell>
          <table:table-cell table:style-name="ce26" office:value-type="float" office:value="4.05">
            <text:p>4,05</text:p>
          </table:table-cell>
          <table:table-cell table:style-name="ce20" office:value-type="date" office:date-value="2016-12-15T02:41:00">
            <text:p>15.12.16 02:41</text:p>
          </table:table-cell>
          <table:table-cell table:style-name="ce23" table:formula="of:=[.H7]-[.$H$4]" office:value-type="time" office:time-value="PT02H36M00S">
            <text:p>02:36</text:p>
          </table:table-cell>
          <table:table-cell table:style-name="ce26" office:value-type="float" office:value="4.09">
            <text:p>4,09</text:p>
          </table:table-cell>
          <table:table-cell/>
        </table:table-row>
        <table:table-row table:style-name="ro1">
          <table:table-cell table:style-name="ce1" office:value-type="date" office:date-value="2016-12-11T10:05:00">
            <text:p>11.12.16 10:05</text:p>
          </table:table-cell>
          <table:table-cell table:style-name="ce5" table:formula="of:=[.A8]-[.$A$4]" office:value-type="time" office:time-value="PT00H05M00S">
            <text:p>00:05</text:p>
          </table:table-cell>
          <table:table-cell table:style-name="ce10" office:value-type="float" office:value="3.75">
            <text:p>3,75</text:p>
          </table:table-cell>
          <table:table-cell table:style-name="ce15" office:value-type="float" office:value="4">
            <text:p>4,00</text:p>
          </table:table-cell>
          <table:table-cell table:style-name="ce20" office:value-type="date" office:date-value="2016-12-11T18:52:00">
            <text:p>11.12.16 18:52</text:p>
          </table:table-cell>
          <table:table-cell table:style-name="ce23" table:formula="of:=[.E8]-[.$E$4]" office:value-type="time" office:time-value="PT05H02M00S">
            <text:p>05:02</text:p>
          </table:table-cell>
          <table:table-cell table:style-name="ce26" office:value-type="float" office:value="4.04">
            <text:p>4,04</text:p>
          </table:table-cell>
          <table:table-cell table:style-name="ce20" office:value-type="date" office:date-value="2016-12-15T07:30:00">
            <text:p>15.12.16 07:30</text:p>
          </table:table-cell>
          <table:table-cell table:style-name="ce23" table:formula="of:=[.H8]-[.$H$4]" office:value-type="time" office:time-value="PT07H25M00S">
            <text:p>07:25</text:p>
          </table:table-cell>
          <table:table-cell table:style-name="ce26" office:value-type="float" office:value="4.05">
            <text:p>4,05</text:p>
          </table:table-cell>
          <table:table-cell/>
        </table:table-row>
        <table:table-row table:style-name="ro1">
          <table:table-cell table:style-name="ce1" office:value-type="date" office:date-value="2016-12-11T10:10:00">
            <text:p>11.12.16 10:10</text:p>
          </table:table-cell>
          <table:table-cell table:style-name="ce5" table:formula="of:=[.A9]-[.$A$4]" office:value-type="time" office:time-value="PT00H10M00S">
            <text:p>00:10</text:p>
          </table:table-cell>
          <table:table-cell table:style-name="ce10" office:value-type="float" office:value="3.87">
            <text:p>3,87</text:p>
          </table:table-cell>
          <table:table-cell table:style-name="ce15" office:value-type="float" office:value="4.1">
            <text:p>4,10</text:p>
          </table:table-cell>
          <table:table-cell table:style-name="ce20" office:value-type="date" office:date-value="2016-12-11T20:22:00">
            <text:p>11.12.16 20:22</text:p>
          </table:table-cell>
          <table:table-cell table:style-name="ce23" table:formula="of:=[.E9]-[.$E$4]" office:value-type="time" office:time-value="PT06H32M00S">
            <text:p>06:32</text:p>
          </table:table-cell>
          <table:table-cell table:style-name="ce26" office:value-type="float" office:value="4.02">
            <text:p>4,02</text:p>
          </table:table-cell>
          <table:table-cell table:style-name="ce20" office:value-type="date" office:date-value="2016-12-15T10:19:00">
            <text:p>15.12.16 10:19</text:p>
          </table:table-cell>
          <table:table-cell table:style-name="ce23" table:formula="of:=[.H9]-[.$H$4]" office:value-type="time" office:time-value="PT10H14M00S">
            <text:p>10:14</text:p>
          </table:table-cell>
          <table:table-cell table:style-name="ce26" office:value-type="float" office:value="4.03">
            <text:p>4,03</text:p>
          </table:table-cell>
          <table:table-cell/>
        </table:table-row>
        <table:table-row table:style-name="ro1">
          <table:table-cell table:style-name="ce1" office:value-type="date" office:date-value="2016-12-11T10:15:00">
            <text:p>11.12.16 10:15</text:p>
          </table:table-cell>
          <table:table-cell table:style-name="ce5" table:formula="of:=[.A10]-[.$A$4]" office:value-type="time" office:time-value="PT00H15M00S">
            <text:p>00:15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2">
            <text:p>4,12</text:p>
          </table:table-cell>
          <table:table-cell table:style-name="ce20" office:value-type="date" office:date-value="2016-12-11T22:04:00">
            <text:p>11.12.16 22:04</text:p>
          </table:table-cell>
          <table:table-cell table:style-name="ce23" table:formula="of:=[.E10]-[.$E$4]" office:value-type="time" office:time-value="PT08H14M00S">
            <text:p>08:14</text:p>
          </table:table-cell>
          <table:table-cell table:style-name="ce26" office:value-type="float" office:value="3.99">
            <text:p>3,99</text:p>
          </table:table-cell>
          <table:table-cell table:style-name="ce20" office:value-type="date" office:date-value="2016-12-15T21:13:00">
            <text:p>15.12.16 21:13</text:p>
          </table:table-cell>
          <table:table-cell table:style-name="ce23" table:formula="of:=[.H10]-[.$H$4]" office:value-type="time" office:time-value="PT21H08M00S">
            <text:p>21:08</text:p>
          </table:table-cell>
          <table:table-cell table:style-name="ce26" office:value-type="float" office:value="3.96">
            <text:p>3,96</text:p>
          </table:table-cell>
          <table:table-cell/>
        </table:table-row>
        <table:table-row table:style-name="ro1">
          <table:table-cell table:style-name="ce1" office:value-type="date" office:date-value="2016-12-11T10:20:00">
            <text:p>11.12.16 10:20</text:p>
          </table:table-cell>
          <table:table-cell table:style-name="ce5" table:formula="of:=[.A11]-[.$A$4]" office:value-type="time" office:time-value="PT00H20M00S">
            <text:p>00:20</text:p>
          </table:table-cell>
          <table:table-cell table:style-name="ce10" office:value-type="float" office:value="3.9">
            <text:p>3,90</text:p>
          </table:table-cell>
          <table:table-cell table:style-name="ce15" office:value-type="float" office:value="4.15">
            <text:p>4,15</text:p>
          </table:table-cell>
          <table:table-cell table:style-name="ce20" office:value-type="date" office:date-value="2016-12-12T00:44:00">
            <text:p>12.12.16 00:44</text:p>
          </table:table-cell>
          <table:table-cell table:style-name="ce23" table:formula="of:=[.E11]-[.$E$4]" office:value-type="time" office:time-value="PT10H54M00S">
            <text:p>10:54</text:p>
          </table:table-cell>
          <table:table-cell table:style-name="ce26" office:value-type="float" office:value="3.96">
            <text:p>3,96</text:p>
          </table:table-cell>
          <table:table-cell table:style-name="ce20" office:value-type="date" office:date-value="2016-12-15T22:38:00">
            <text:p>15.12.16 22:38</text:p>
          </table:table-cell>
          <table:table-cell table:style-name="ce23" table:formula="of:=[.H11]-[.$H$4]" office:value-type="time" office:time-value="PT22H33M00S">
            <text:p>22:33</text:p>
          </table:table-cell>
          <table:table-cell table:style-name="ce26" office:value-type="float" office:value="3.95">
            <text:p>3,95</text:p>
          </table:table-cell>
          <table:table-cell/>
        </table:table-row>
        <table:table-row table:style-name="ro1">
          <table:table-cell table:style-name="ce1" office:value-type="date" office:date-value="2016-12-11T10:30:00">
            <text:p>11.12.16 10:30</text:p>
          </table:table-cell>
          <table:table-cell table:style-name="ce5" table:formula="of:=[.A12]-[.$A$4]" office:value-type="time" office:time-value="PT00H30M00S">
            <text:p>00:30</text:p>
          </table:table-cell>
          <table:table-cell table:style-name="ce10" office:value-type="float" office:value="3.94">
            <text:p>3,94</text:p>
          </table:table-cell>
          <table:table-cell table:style-name="ce15" office:value-type="float" office:value="4.18">
            <text:p>4,18</text:p>
          </table:table-cell>
          <table:table-cell table:style-name="ce20" office:value-type="date" office:date-value="2016-12-12T07:14:00">
            <text:p>12.12.16 07:14</text:p>
          </table:table-cell>
          <table:table-cell table:style-name="ce23" table:formula="of:=[.E12]-[.$E$4]" office:value-type="time" office:time-value="PT17H24M00S">
            <text:p>17:24</text:p>
          </table:table-cell>
          <table:table-cell table:style-name="ce26" office:value-type="float" office:value="3.9">
            <text:p>3,90</text:p>
          </table:table-cell>
          <table:table-cell table:style-name="ce20" office:value-type="date" office:date-value="2016-12-16T01:00:00">
            <text:p>16.12.16 01:00</text:p>
          </table:table-cell>
          <table:table-cell table:style-name="ce23" table:formula="of:=[.H12]-[.$H$4]" office:value-type="time" office:time-value="PT24H55M00S">
            <text:p>24:55</text:p>
          </table:table-cell>
          <table:table-cell table:style-name="ce26" office:value-type="float" office:value="3.93">
            <text:p>3,93</text:p>
          </table:table-cell>
          <table:table-cell/>
        </table:table-row>
        <table:table-row table:style-name="ro1">
          <table:table-cell table:style-name="ce1" office:value-type="date" office:date-value="2016-12-11T10:40:00">
            <text:p>11.12.16 10:40</text:p>
          </table:table-cell>
          <table:table-cell table:style-name="ce5" table:formula="of:=[.A13]-[.$A$4]" office:value-type="time" office:time-value="PT00H40M00S">
            <text:p>00:4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 table:style-name="ce20" office:value-type="date" office:date-value="2016-12-12T10:18:00">
            <text:p>12.12.16 10:18</text:p>
          </table:table-cell>
          <table:table-cell table:style-name="ce23" table:formula="of:=[.E13]-[.$E$4]" office:value-type="time" office:time-value="PT20H28M00S">
            <text:p>20:28</text:p>
          </table:table-cell>
          <table:table-cell table:style-name="ce26" office:value-type="float" office:value="3.86">
            <text:p>3,86</text:p>
          </table:table-cell>
          <table:table-cell table:style-name="ce20" office:value-type="date" office:date-value="2016-12-16T02:00:00">
            <text:p>16.12.16 02:00</text:p>
          </table:table-cell>
          <table:table-cell table:style-name="ce23" table:formula="of:=[.H13]-[.$H$4]" office:value-type="time" office:time-value="PT25H55M00S">
            <text:p>25:55</text:p>
          </table:table-cell>
          <table:table-cell table:style-name="ce26" office:value-type="float" office:value="3.93">
            <text:p>3,93</text:p>
          </table:table-cell>
          <table:table-cell/>
        </table:table-row>
        <table:table-row table:style-name="ro1">
          <table:table-cell table:style-name="ce1" office:value-type="date" office:date-value="2016-12-11T11:00:00">
            <text:p>11.12.16 11:00</text:p>
          </table:table-cell>
          <table:table-cell table:style-name="ce5" table:formula="of:=[.A14]-[.$A$4]" office:value-type="time" office:time-value="PT01H00M00S">
            <text:p>01:0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3">
            <text:p>4,23</text:p>
          </table:table-cell>
          <table:table-cell table:style-name="ce20" office:value-type="date" office:date-value="2016-12-12T11:15:00">
            <text:p>12.12.16 11:15</text:p>
          </table:table-cell>
          <table:table-cell table:style-name="ce23" table:formula="of:=[.E14]-[.$E$4]" office:value-type="time" office:time-value="PT21H25M00S">
            <text:p>21:25</text:p>
          </table:table-cell>
          <table:table-cell table:style-name="ce26" office:value-type="float" office:value="3.85">
            <text:p>3,85</text:p>
          </table:table-cell>
          <table:table-cell table:style-name="ce20" office:value-type="date" office:date-value="2016-12-16T07:15:00">
            <text:p>16.12.16 07:15</text:p>
          </table:table-cell>
          <table:table-cell table:style-name="ce23" table:formula="of:=[.H14]-[.$H$4]" office:value-type="time" office:time-value="PT31H10M00S">
            <text:p>31:10</text:p>
          </table:table-cell>
          <table:table-cell table:style-name="ce26" office:value-type="float" office:value="3.9">
            <text:p>3,90</text:p>
          </table:table-cell>
          <table:table-cell/>
        </table:table-row>
        <table:table-row table:style-name="ro1">
          <table:table-cell table:style-name="ce1" office:value-type="date" office:date-value="2016-12-11T11:30:00">
            <text:p>11.12.16 11:30</text:p>
          </table:table-cell>
          <table:table-cell table:style-name="ce5" table:formula="of:=[.A15]-[.$A$4]" office:value-type="time" office:time-value="PT01H30M00S">
            <text:p>01:3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7">
            <text:p>4,27</text:p>
          </table:table-cell>
          <table:table-cell table:style-name="ce20" office:value-type="date" office:date-value="2016-12-12T21:30:00">
            <text:p>12.12.16 21:30</text:p>
          </table:table-cell>
          <table:table-cell table:style-name="ce23" table:formula="of:=[.E15]-[.$E$4]" office:value-type="time" office:time-value="PT31H40M00S">
            <text:p>31:40</text:p>
          </table:table-cell>
          <table:table-cell table:style-name="ce26" office:value-type="float" office:value="3.79">
            <text:p>3,79</text:p>
          </table:table-cell>
          <table:table-cell table:style-name="ce20" office:value-type="date" office:date-value="2016-12-16T10:32:00">
            <text:p>16.12.16 10:32</text:p>
          </table:table-cell>
          <table:table-cell table:style-name="ce23" table:formula="of:=[.H15]-[.$H$4]" office:value-type="time" office:time-value="PT34H27M00S">
            <text:p>34:27</text:p>
          </table:table-cell>
          <table:table-cell table:style-name="ce26" office:value-type="float" office:value="3.87">
            <text:p>3,87</text:p>
          </table:table-cell>
          <table:table-cell/>
        </table:table-row>
        <table:table-row table:style-name="ro1">
          <table:table-cell table:style-name="ce1" office:value-type="date" office:date-value="2016-12-11T11:50:00">
            <text:p>11.12.16 11:50</text:p>
          </table:table-cell>
          <table:table-cell table:style-name="ce5" table:formula="of:=[.A16]-[.$A$4]" office:value-type="time" office:time-value="PT01H50M00S">
            <text:p>01:5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 table:style-name="ce20" office:value-type="date" office:date-value="2016-12-12T23:22:00">
            <text:p>12.12.16 23:22</text:p>
          </table:table-cell>
          <table:table-cell table:style-name="ce23" table:formula="of:=[.E16]-[.$E$4]" office:value-type="time" office:time-value="PT33H32M00S">
            <text:p>33:32</text:p>
          </table:table-cell>
          <table:table-cell table:style-name="ce26" office:value-type="float" office:value="3.78">
            <text:p>3,78</text:p>
          </table:table-cell>
          <table:table-cell table:style-name="ce20" office:value-type="date" office:date-value="2016-12-16T21:35:00">
            <text:p>16.12.16 21:35</text:p>
          </table:table-cell>
          <table:table-cell table:style-name="ce23" table:formula="of:=[.H16]-[.$H$4]" office:value-type="time" office:time-value="PT45H30M00S">
            <text:p>45:30</text:p>
          </table:table-cell>
          <table:table-cell table:style-name="ce26" office:value-type="float" office:value="3.82">
            <text:p>3,82</text:p>
          </table:table-cell>
          <table:table-cell/>
        </table:table-row>
        <table:table-row table:style-name="ro1">
          <table:table-cell table:style-name="ce1" office:value-type="date" office:date-value="2016-12-11T12:00:00">
            <text:p>11.12.16 12:00</text:p>
          </table:table-cell>
          <table:table-cell table:style-name="ce5" table:formula="of:=[.A17]-[.$A$4]" office:value-type="time" office:time-value="PT02H00M00S">
            <text:p>02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2">
            <text:p>4,72</text:p>
          </table:table-cell>
          <table:table-cell table:style-name="ce20" office:value-type="date" office:date-value="2016-12-13T01:20:59.99">
            <text:p>13.12.16 01:21</text:p>
          </table:table-cell>
          <table:table-cell table:style-name="ce23" table:formula="of:=[.E17]-[.$E$4]" office:value-type="time" office:time-value="PT35H30M59.99S">
            <text:p>35:31</text:p>
          </table:table-cell>
          <table:table-cell table:style-name="ce26" office:value-type="float" office:value="3.77">
            <text:p>3,77</text:p>
          </table:table-cell>
          <table:table-cell table:style-name="ce20" office:value-type="date" office:date-value="2016-12-17">
            <text:p>17.12.16 00:00</text:p>
          </table:table-cell>
          <table:table-cell table:style-name="ce23" table:formula="of:=[.H17]-[.$H$4]" office:value-type="time" office:time-value="PT47H55M00S">
            <text:p>47:55</text:p>
          </table:table-cell>
          <table:table-cell table:style-name="ce26" office:value-type="float" office:value="3.81">
            <text:p>3,81</text:p>
          </table:table-cell>
          <table:table-cell/>
        </table:table-row>
        <table:table-row table:style-name="ro1">
          <table:table-cell table:style-name="ce1" office:value-type="date" office:date-value="2016-12-11T12:10:00">
            <text:p>11.12.16 12:10</text:p>
          </table:table-cell>
          <table:table-cell table:style-name="ce5" table:formula="of:=[.A18]-[.$A$4]" office:value-type="time" office:time-value="PT02H10M00S">
            <text:p>02:1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 table:style-name="ce20" office:value-type="date" office:date-value="2016-12-13T03:53:00">
            <text:p>13.12.16 03:53</text:p>
          </table:table-cell>
          <table:table-cell table:style-name="ce23" table:formula="of:=[.E18]-[.$E$4]" office:value-type="time" office:time-value="PT38H03M00S">
            <text:p>38:03</text:p>
          </table:table-cell>
          <table:table-cell table:style-name="ce26" office:value-type="float" office:value="3.76">
            <text:p>3,76</text:p>
          </table:table-cell>
          <table:table-cell table:style-name="ce20" office:value-type="date" office:date-value="2016-12-17T02:00:00">
            <text:p>17.12.16 02:00</text:p>
          </table:table-cell>
          <table:table-cell table:style-name="ce23" table:formula="of:=[.H18]-[.$H$4]" office:value-type="time" office:time-value="PT49H55M00S">
            <text:p>49:55</text:p>
          </table:table-cell>
          <table:table-cell table:style-name="ce26" office:value-type="float" office:value="3.8">
            <text:p>3,80</text:p>
          </table:table-cell>
          <table:table-cell/>
        </table:table-row>
        <table:table-row table:style-name="ro1">
          <table:table-cell table:style-name="ce1" office:value-type="date" office:date-value="2016-12-11T12:30:00">
            <text:p>11.12.16 12:30</text:p>
          </table:table-cell>
          <table:table-cell table:style-name="ce5" table:formula="of:=[.A19]-[.$A$4]" office:value-type="time" office:time-value="PT02H30M00S">
            <text:p>02:3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6">
            <text:p>4,86</text:p>
          </table:table-cell>
          <table:table-cell table:style-name="ce20" office:value-type="date" office:date-value="2016-12-13T05:49:00">
            <text:p>13.12.16 05:49</text:p>
          </table:table-cell>
          <table:table-cell table:style-name="ce23" table:formula="of:=[.E19]-[.$E$4]" office:value-type="time" office:time-value="PT39H59M00S">
            <text:p>39:59</text:p>
          </table:table-cell>
          <table:table-cell table:style-name="ce26" office:value-type="float" office:value="3.75">
            <text:p>3,75</text:p>
          </table:table-cell>
          <table:table-cell table:style-name="ce20" office:value-type="date" office:date-value="2016-12-17T08:48:00">
            <text:p>17.12.16 08:48</text:p>
          </table:table-cell>
          <table:table-cell table:style-name="ce23" table:formula="of:=[.H19]-[.$H$4]" office:value-type="time" office:time-value="PT56H43M00S">
            <text:p>56:43</text:p>
          </table:table-cell>
          <table:table-cell table:style-name="ce26" office:value-type="float" office:value="3.79">
            <text:p>3,79</text:p>
          </table:table-cell>
          <table:table-cell/>
        </table:table-row>
        <table:table-row table:style-name="ro1">
          <table:table-cell table:style-name="ce1" office:value-type="date" office:date-value="2016-12-11T12:45:00">
            <text:p>11.12.16 12:45</text:p>
          </table:table-cell>
          <table:table-cell table:style-name="ce5" table:formula="of:=[.A20]-[.$A$4]" office:value-type="time" office:time-value="PT02H45M00S">
            <text:p>02:45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 table:style-name="ce20" office:value-type="date" office:date-value="2016-12-13T10:07:00">
            <text:p>13.12.16 10:07</text:p>
          </table:table-cell>
          <table:table-cell table:style-name="ce23" table:formula="of:=[.E20]-[.$E$4]" office:value-type="time" office:time-value="PT44H17M00S">
            <text:p>44:17</text:p>
          </table:table-cell>
          <table:table-cell table:style-name="ce26" office:value-type="float" office:value="3.74">
            <text:p>3,74</text:p>
          </table:table-cell>
          <table:table-cell table:style-name="ce20" office:value-type="date" office:date-value="2016-12-17T09:43:00">
            <text:p>17.12.16 09:43</text:p>
          </table:table-cell>
          <table:table-cell table:style-name="ce23" table:formula="of:=[.H20]-[.$H$4]" office:value-type="time" office:time-value="PT57H38M00S">
            <text:p>57:38</text:p>
          </table:table-cell>
          <table:table-cell table:style-name="ce26" office:value-type="float" office:value="3.78">
            <text:p>3,78</text:p>
          </table:table-cell>
          <table:table-cell/>
        </table:table-row>
        <table:table-row table:style-name="ro1">
          <table:table-cell table:style-name="ce1" office:value-type="date" office:date-value="2016-12-11T13:00:00">
            <text:p>11.12.16 13:00</text:p>
          </table:table-cell>
          <table:table-cell table:style-name="ce5" table:formula="of:=[.A21]-[.$A$4]" office:value-type="time" office:time-value="PT03H00M00S">
            <text:p>03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 table:style-name="ce20" office:value-type="date" office:date-value="2016-12-13T21:08:00">
            <text:p>13.12.16 21:08</text:p>
          </table:table-cell>
          <table:table-cell table:style-name="ce23" table:formula="of:=[.E21]-[.$E$4]" office:value-type="time" office:time-value="PT55H18M00S">
            <text:p>55:18</text:p>
          </table:table-cell>
          <table:table-cell table:style-name="ce26" office:value-type="float" office:value="3.69">
            <text:p>3,69</text:p>
          </table:table-cell>
          <table:table-cell table:style-name="ce20" office:value-type="date" office:date-value="2016-12-17T13:10:00">
            <text:p>17.12.16 13:10</text:p>
          </table:table-cell>
          <table:table-cell table:style-name="ce23" table:formula="of:=[.H21]-[.$H$4]" office:value-type="time" office:time-value="PT61H05M00S">
            <text:p>61:05</text:p>
          </table:table-cell>
          <table:table-cell table:style-name="ce26" office:value-type="float" office:value="3.77">
            <text:p>3,77</text:p>
          </table:table-cell>
          <table:table-cell/>
        </table:table-row>
        <table:table-row table:style-name="ro1">
          <table:table-cell table:style-name="ce1" office:value-type="date" office:date-value="2016-12-11T13:30:00">
            <text:p>11.12.16 13:30</text:p>
          </table:table-cell>
          <table:table-cell table:style-name="ce5" table:formula="of:=[.A22]-[.$A$4]" office:value-type="time" office:time-value="PT03H30M00S">
            <text:p>03:3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9">
            <text:p>4,99</text:p>
          </table:table-cell>
          <table:table-cell table:style-name="ce20" office:value-type="date" office:date-value="2016-12-14T00:42:00">
            <text:p>14.12.16 00:42</text:p>
          </table:table-cell>
          <table:table-cell table:style-name="ce23" table:formula="of:=[.E22]-[.$E$4]" office:value-type="time" office:time-value="PT58H52M00S">
            <text:p>58:52</text:p>
          </table:table-cell>
          <table:table-cell table:style-name="ce26" office:value-type="float" office:value="3.65">
            <text:p>3,65</text:p>
          </table:table-cell>
          <table:table-cell table:style-name="ce20" office:value-type="date" office:date-value="2016-12-17T18:39:00">
            <text:p>17.12.16 18:39</text:p>
          </table:table-cell>
          <table:table-cell table:style-name="ce23" table:formula="of:=[.H22]-[.$H$4]" office:value-type="time" office:time-value="PT66H34M00S">
            <text:p>66:34</text:p>
          </table:table-cell>
          <table:table-cell table:style-name="ce26" office:value-type="float" office:value="3.76">
            <text:p>3,76</text:p>
          </table:table-cell>
          <table:table-cell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5" table:formula="of:=[.A23]-[.$A$4]" office:value-type="time" office:time-value="PT03H43M00S">
            <text:p>03:43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5">
            <text:p>5,00</text:p>
          </table:table-cell>
          <table:table-cell table:style-name="ce20" office:value-type="date" office:date-value="2016-12-14T07:15:00">
            <text:p>14.12.16 07:15</text:p>
          </table:table-cell>
          <table:table-cell table:style-name="ce23" table:formula="of:=[.E23]-[.$E$4]" office:value-type="time" office:time-value="PT65H25M00S">
            <text:p>65:25</text:p>
          </table:table-cell>
          <table:table-cell table:style-name="ce26" office:value-type="float" office:value="3.55">
            <text:p>3,55</text:p>
          </table:table-cell>
          <table:table-cell table:style-name="ce20" office:value-type="date" office:date-value="2016-12-17T22:04:00">
            <text:p>17.12.16 22:04</text:p>
          </table:table-cell>
          <table:table-cell table:style-name="ce23" table:formula="of:=[.H23]-[.$H$4]" office:value-type="time" office:time-value="PT69H59M00S">
            <text:p>69:59</text:p>
          </table:table-cell>
          <table:table-cell table:style-name="ce26" office:value-type="float" office:value="3.75">
            <text:p>3,75</text:p>
          </table:table-cell>
          <table:table-cell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6" table:formula="of:=[.A24]-[.$A$4]" office:value-type="time" office:time-value="PT03H43M00S">
            <text:p>03:43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5.14">
            <text:p>5,14</text:p>
          </table:table-cell>
          <table:table-cell table:style-name="ce20" office:value-type="date" office:date-value="2016-12-14T10:28:00">
            <text:p>14.12.16 10:28</text:p>
          </table:table-cell>
          <table:table-cell table:style-name="ce23" table:formula="of:=[.E24]-[.$E$4]" office:value-type="time" office:time-value="PT68H38M00S">
            <text:p>68:38</text:p>
          </table:table-cell>
          <table:table-cell table:style-name="ce26" office:value-type="float" office:value="3.4">
            <text:p>3,40</text:p>
          </table:table-cell>
          <table:table-cell table:style-name="ce20" office:value-type="date" office:date-value="2016-12-18T02:00:00">
            <text:p>18.12.16 02:00</text:p>
          </table:table-cell>
          <table:table-cell table:style-name="ce23" table:formula="of:=[.H24]-[.$H$4]" office:value-type="time" office:time-value="PT73H55M00S">
            <text:p>73:55</text:p>
          </table:table-cell>
          <table:table-cell table:style-name="ce26" office:value-type="float" office:value="3.74">
            <text:p>3,74</text:p>
          </table:table-cell>
          <table:table-cell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0:58:00">
            <text:p>14.12.16 10:58</text:p>
          </table:table-cell>
          <table:table-cell table:style-name="ce23" table:formula="of:=[.E25]-[.$E$4]" office:value-type="time" office:time-value="PT69H08M00S">
            <text:p>69:08</text:p>
          </table:table-cell>
          <table:table-cell table:style-name="ce26" office:value-type="float" office:value="3.35">
            <text:p>3,35</text:p>
          </table:table-cell>
          <table:table-cell table:style-name="ce20" office:value-type="date" office:date-value="2016-12-18T09:27:00">
            <text:p>18.12.16 09:27</text:p>
          </table:table-cell>
          <table:table-cell table:style-name="ce23" table:formula="of:=[.H25]-[.$H$4]" office:value-type="time" office:time-value="PT81H22M00S">
            <text:p>81:22</text:p>
          </table:table-cell>
          <table:table-cell table:style-name="ce26" office:value-type="float" office:value="3.72">
            <text:p>3,72</text:p>
          </table:table-cell>
          <table:table-cell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4T12:36:00">
            <text:p>14.12.16 12:36</text:p>
          </table:table-cell>
          <table:table-cell table:style-name="ce24" table:formula="of:=[.E26]-[.$E$4]" office:value-type="time" office:time-value="PT70H46M00S">
            <text:p>70:46</text:p>
          </table:table-cell>
          <table:table-cell table:style-name="ce27" office:value-type="float" office:value="3">
            <text:p>3,00</text:p>
          </table:table-cell>
          <table:table-cell table:style-name="ce20" office:value-type="date" office:date-value="2016-12-18T18:45:00">
            <text:p>18.12.16 18:45</text:p>
          </table:table-cell>
          <table:table-cell table:style-name="ce23" table:formula="of:=[.H26]-[.$H$4]" office:value-type="time" office:time-value="PT90H40M00S">
            <text:p>90:40</text:p>
          </table:table-cell>
          <table:table-cell table:style-name="ce26" office:value-type="float" office:value="3.69">
            <text:p>3,69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8T20:19:00">
            <text:p>18.12.16 20:19</text:p>
          </table:table-cell>
          <table:table-cell table:style-name="ce23" table:formula="of:=[.H27]-[.$H$4]" office:value-type="time" office:time-value="PT92H14M00S">
            <text:p>92:14</text:p>
          </table:table-cell>
          <table:table-cell table:style-name="ce26" office:value-type="float" office:value="3.69">
            <text:p>3,69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8T22:24:00">
            <text:p>18.12.16 22:24</text:p>
          </table:table-cell>
          <table:table-cell table:style-name="ce23" table:formula="of:=[.H28]-[.$H$4]" office:value-type="time" office:time-value="PT94H19M00S">
            <text:p>94:19</text:p>
          </table:table-cell>
          <table:table-cell table:style-name="ce26" office:value-type="float" office:value="3.68">
            <text:p>3,68</text:p>
          </table:table-cell>
          <table:table-cell/>
        </table:table-row>
        <table:table-row table:style-name="ro4">
          <table:table-cell table:number-columns-repeated="7"/>
          <table:table-cell table:style-name="ce20" office:value-type="date" office:date-value="2016-12-19T02:13:00">
            <text:p>19.12.16 02:13</text:p>
          </table:table-cell>
          <table:table-cell table:style-name="ce23" table:formula="of:=[.H29]-[.$H$4]" office:value-type="time" office:time-value="PT98H08M00S">
            <text:p>98:08</text:p>
          </table:table-cell>
          <table:table-cell table:style-name="ce26" office:value-type="float" office:value="3.66">
            <text:p>3,66</text:p>
          </table:table-cell>
          <table:table-cell>
            <draw:frame table:end-cell-address="'2000'.U62" table:end-x="2.204cm" table:end-y="0.325cm" draw:z-index="1" draw:style-name="gr1" draw:text-style-name="P1" svg:width="24.669cm" svg:height="15.194cm" svg:x="0.116cm" svg:y="0.034cm">
              <draw:object draw:notify-on-update-of-ranges="'2000'.I4:'2000'.I36 '2000'.I2:'2000'.I2 '2000'.J4:'2000'.J36 '2000'.F4:'2000'.F26 '2000'.F2:'2000'.F2 '2000'.G4:'2000'.G26 'дохлый 1500'.L3:'дохлый 1500'.L27 'Общий график'.B2:'Общий график'.B2 'дохлый 1500'.M3:'дохлый 1500'.M27 'дохлый 1500'.I3:'дохлый 1500'.I25 'Общий график'.B7:'Общий график'.B7 'дохлый 1500'.J3:'дохлый 1500'.J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 table:style-name="ce20" office:value-type="date" office:date-value="2016-12-19T07:20:00">
            <text:p>19.12.16 07:20</text:p>
          </table:table-cell>
          <table:table-cell table:style-name="ce23" table:formula="of:=[.H30]-[.$H$4]" office:value-type="time" office:time-value="PT103H15M00S">
            <text:p>103:15</text:p>
          </table:table-cell>
          <table:table-cell table:style-name="ce26" office:value-type="float" office:value="3.65">
            <text:p>3,65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9T09:21:00">
            <text:p>19.12.16 09:21</text:p>
          </table:table-cell>
          <table:table-cell table:style-name="ce23" table:formula="of:=[.H31]-[.$H$4]" office:value-type="time" office:time-value="PT105H16M00S">
            <text:p>105:16</text:p>
          </table:table-cell>
          <table:table-cell table:style-name="ce26" office:value-type="float" office:value="3.65">
            <text:p>3,65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9T17:30:00">
            <text:p>19.12.16 17:30</text:p>
          </table:table-cell>
          <table:table-cell table:style-name="ce23" table:formula="of:=[.H32]-[.$H$4]" office:value-type="time" office:time-value="PT113H25M00S">
            <text:p>113:25</text:p>
          </table:table-cell>
          <table:table-cell table:style-name="ce26" office:value-type="float" office:value="3.42">
            <text:p>3,42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9T19:43:00">
            <text:p>19.12.16 19:43</text:p>
          </table:table-cell>
          <table:table-cell table:style-name="ce23" table:formula="of:=[.H33]-[.$H$4]" office:value-type="time" office:time-value="PT115H38M00S">
            <text:p>115:38</text:p>
          </table:table-cell>
          <table:table-cell table:style-name="ce26" office:value-type="float" office:value="3.26">
            <text:p>3,26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9T20:20:00">
            <text:p>19.12.16 20:20</text:p>
          </table:table-cell>
          <table:table-cell table:style-name="ce23" table:formula="of:=[.H34]-[.$H$4]" office:value-type="time" office:time-value="PT116H15M00S">
            <text:p>116:15</text:p>
          </table:table-cell>
          <table:table-cell table:style-name="ce26" office:value-type="float" office:value="3.18">
            <text:p>3,18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9T21:10:00">
            <text:p>19.12.16 21:10</text:p>
          </table:table-cell>
          <table:table-cell table:style-name="ce23" table:formula="of:=[.H35]-[.$H$4]" office:value-type="time" office:time-value="PT117H05M00S">
            <text:p>117:05</text:p>
          </table:table-cell>
          <table:table-cell table:style-name="ce26" office:value-type="float" office:value="3">
            <text:p>3,00</text:p>
          </table:table-cell>
          <table:table-cell/>
        </table:table-row>
        <table:table-row table:style-name="ro1">
          <table:table-cell table:number-columns-repeated="7"/>
          <table:table-cell table:style-name="ce20" office:value-type="date" office:date-value="2016-12-19T21:30:00">
            <text:p>19.12.16 21:30</text:p>
          </table:table-cell>
          <table:table-cell table:style-name="ce23" table:formula="of:=[.H36]-[.$H$4]" office:value-type="time" office:time-value="PT117H25M00S">
            <text:p>117:25</text:p>
          </table:table-cell>
          <table:table-cell table:style-name="ce26"/>
          <table:table-cell/>
        </table:table-row>
        <table:table-row table:style-name="ro1">
          <table:table-cell table:number-columns-repeated="7"/>
          <table:table-cell table:style-name="ce20" office:value-type="date" office:date-value="2016-12-19T22:00:00">
            <text:p>19.12.16 22:00</text:p>
          </table:table-cell>
          <table:table-cell table:style-name="ce24" table:formula="of:=[.H37]-[.$H$4]" office:value-type="time" office:time-value="PT117H55M00S">
            <text:p>117:55</text:p>
          </table:table-cell>
          <table:table-cell table:style-name="ce27"/>
          <table:table-cell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дохлый 1500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/>
          <table:table-cell table:style-name="ce21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1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4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3" office:value-type="string">
            <text:p>V зарядк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</table:table-row>
        <table:table-row table:style-name="ro1">
          <table:table-cell/>
          <table:table-cell table:style-name="ce28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4" office:value-type="float" office:value="0">
            <text:p>0,00</text:p>
          </table:table-cell>
          <table:table-cell/>
          <table:table-cell table:style-name="ce31" office:value-type="time" office:time-value="PT00H00M00S">
            <text:p>00:00:00</text:p>
          </table:table-cell>
          <table:table-cell table:style-name="ce26" office:value-type="float" office:value="4.09">
            <text:p>4,09</text:p>
          </table:table-cell>
          <table:table-cell table:style-name="ce33" office:value-type="date" office:date-value="2016-11-19T10:00:00">
            <text:p>19.11.16 10:00</text:p>
          </table:table-cell>
          <table:table-cell table:style-name="ce22" table:formula="of:=[.H3]-[.$H$3]" office:value-type="time" office:time-value="PT00H00M00S">
            <text:p>00:00</text:p>
          </table:table-cell>
          <table:table-cell table:style-name="ce25" office:value-type="float" office:value="4.09">
            <text:p>4,09</text:p>
          </table:table-cell>
          <table:table-cell table:style-name="ce1" office:value-type="date" office:date-value="2016-11-22T01:00:00">
            <text:p>22.11.16 01:00</text:p>
          </table:table-cell>
          <table:table-cell table:style-name="ce23" table:formula="of:=[.K3]-[.$K$3]" office:value-type="time" office:time-value="PT00H00M00S">
            <text:p>00:00</text:p>
          </table:table-cell>
          <table:table-cell table:style-name="ce25" office:value-type="float" office:value="4.1">
            <text:p>4,10</text:p>
          </table:table-cell>
        </table:table-row>
        <table:table-row table:style-name="ro1">
          <table:table-cell/>
          <table:table-cell table:style-name="ce29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6">
            <text:p>4,16</text:p>
          </table:table-cell>
          <table:table-cell/>
          <table:table-cell table:style-name="ce31" office:value-type="time" office:time-value="PT00H13M00S">
            <text:p>00:13:00</text:p>
          </table:table-cell>
          <table:table-cell table:style-name="ce26" office:value-type="float" office:value="4.07">
            <text:p>4,07</text:p>
          </table:table-cell>
          <table:table-cell table:style-name="ce33" office:value-type="date" office:date-value="2016-11-19T10:30:00">
            <text:p>19.11.16 10:30</text:p>
          </table:table-cell>
          <table:table-cell table:style-name="ce23" table:formula="of:=[.H4]-[.$H$3]" office:value-type="time" office:time-value="PT00H30M00S">
            <text:p>00:30</text:p>
          </table:table-cell>
          <table:table-cell table:style-name="ce26" office:value-type="float" office:value="4.06">
            <text:p>4,06</text:p>
          </table:table-cell>
          <table:table-cell table:style-name="ce1" office:value-type="date" office:date-value="2016-11-22T01:10:00">
            <text:p>22.11.16 01:10</text:p>
          </table:table-cell>
          <table:table-cell table:style-name="ce23" table:formula="of:=[.K4]-[.$K$3]" office:value-type="time" office:time-value="PT00H10M00S">
            <text:p>00:10</text:p>
          </table:table-cell>
          <table:table-cell table:style-name="ce26" office:value-type="float" office:value="4.08">
            <text:p>4,08</text:p>
          </table:table-cell>
        </table:table-row>
        <table:table-row table:style-name="ro1">
          <table:table-cell/>
          <table:table-cell table:style-name="ce29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/>
          <table:table-cell table:style-name="ce31" office:value-type="time" office:time-value="PT00H43M00S">
            <text:p>00:43:00</text:p>
          </table:table-cell>
          <table:table-cell table:style-name="ce26" office:value-type="float" office:value="4.04">
            <text:p>4,04</text:p>
          </table:table-cell>
          <table:table-cell table:style-name="ce33" office:value-type="date" office:date-value="2016-11-19T10:45:00">
            <text:p>19.11.16 10:45</text:p>
          </table:table-cell>
          <table:table-cell table:style-name="ce23" table:formula="of:=[.H5]-[.$H$3]" office:value-type="time" office:time-value="PT00H45M00S">
            <text:p>00:45</text:p>
          </table:table-cell>
          <table:table-cell table:style-name="ce26" office:value-type="float" office:value="4.04">
            <text:p>4,04</text:p>
          </table:table-cell>
          <table:table-cell table:style-name="ce1" office:value-type="date" office:date-value="2016-11-22T01:20:00">
            <text:p>22.11.16 01:20</text:p>
          </table:table-cell>
          <table:table-cell table:style-name="ce23" table:formula="of:=[.K5]-[.$K$3]" office:value-type="time" office:time-value="PT00H20M00S">
            <text:p>00:20</text:p>
          </table:table-cell>
          <table:table-cell table:style-name="ce26" office:value-type="float" office:value="4.06">
            <text:p>4,06</text:p>
          </table:table-cell>
        </table:table-row>
        <table:table-row table:style-name="ro1">
          <table:table-cell/>
          <table:table-cell table:style-name="ce29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5" office:value-type="float" office:value="4.2">
            <text:p>4,20</text:p>
          </table:table-cell>
          <table:table-cell/>
          <table:table-cell table:style-name="ce31" office:value-type="time" office:time-value="PT01H43M00S">
            <text:p>01:43:00</text:p>
          </table:table-cell>
          <table:table-cell table:style-name="ce26" office:value-type="float" office:value="4.03">
            <text:p>4,03</text:p>
          </table:table-cell>
          <table:table-cell table:style-name="ce33" office:value-type="date" office:date-value="2016-11-19T11:00:00">
            <text:p>19.11.16 11:00</text:p>
          </table:table-cell>
          <table:table-cell table:style-name="ce23" table:formula="of:=[.H6]-[.$H$3]" office:value-type="time" office:time-value="PT01H00M00S">
            <text:p>01:00</text:p>
          </table:table-cell>
          <table:table-cell table:style-name="ce26" office:value-type="float" office:value="4.03">
            <text:p>4,03</text:p>
          </table:table-cell>
          <table:table-cell table:style-name="ce1" office:value-type="date" office:date-value="2016-11-22T01:30:00">
            <text:p>22.11.16 01:30</text:p>
          </table:table-cell>
          <table:table-cell table:style-name="ce23" table:formula="of:=[.K6]-[.$K$3]" office:value-type="time" office:time-value="PT00H30M00S">
            <text:p>00:30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/>
          <table:table-cell table:style-name="ce29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4">
            <text:p>4,24</text:p>
          </table:table-cell>
          <table:table-cell/>
          <table:table-cell table:style-name="ce31" office:value-type="time" office:time-value="PT02H43M00S">
            <text:p>02:43:00</text:p>
          </table:table-cell>
          <table:table-cell table:style-name="ce26" office:value-type="float" office:value="4.01">
            <text:p>4,01</text:p>
          </table:table-cell>
          <table:table-cell table:style-name="ce33" office:value-type="date" office:date-value="2016-11-19T12:47:00">
            <text:p>19.11.16 12:47</text:p>
          </table:table-cell>
          <table:table-cell table:style-name="ce23" table:formula="of:=[.H7]-[.$H$3]" office:value-type="time" office:time-value="PT02H47M00S">
            <text:p>02:47</text:p>
          </table:table-cell>
          <table:table-cell table:style-name="ce26" office:value-type="float" office:value="3.97">
            <text:p>3,97</text:p>
          </table:table-cell>
          <table:table-cell table:style-name="ce1" office:value-type="date" office:date-value="2016-11-22T01:46:00">
            <text:p>22.11.16 01:46</text:p>
          </table:table-cell>
          <table:table-cell table:style-name="ce23" table:formula="of:=[.K7]-[.$K$3]" office:value-type="time" office:time-value="PT00H46M00S">
            <text:p>00:46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5" office:value-type="float" office:value="4.25">
            <text:p>4,25</text:p>
          </table:table-cell>
          <table:table-cell/>
          <table:table-cell table:style-name="ce31" office:value-type="time" office:time-value="PT07H10M00S">
            <text:p>07:10:00</text:p>
          </table:table-cell>
          <table:table-cell table:style-name="ce26" office:value-type="float" office:value="3.92">
            <text:p>3,92</text:p>
          </table:table-cell>
          <table:table-cell table:style-name="ce33" office:value-type="date" office:date-value="2016-11-19T14:16:00">
            <text:p>19.11.16 14:16</text:p>
          </table:table-cell>
          <table:table-cell table:style-name="ce23" table:formula="of:=[.H8]-[.$H$3]" office:value-type="time" office:time-value="PT04H16M00S">
            <text:p>04:16</text:p>
          </table:table-cell>
          <table:table-cell table:style-name="ce26" office:value-type="float" office:value="3.93">
            <text:p>3,93</text:p>
          </table:table-cell>
          <table:table-cell table:style-name="ce1" office:value-type="date" office:date-value="2016-11-22T02:00:00">
            <text:p>22.11.16 02:00</text:p>
          </table:table-cell>
          <table:table-cell table:style-name="ce23" table:formula="of:=[.K8]-[.$K$3]" office:value-type="time" office:time-value="PT01H00M00S">
            <text:p>01:00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5" office:value-type="float" office:value="4.27">
            <text:p>4,27</text:p>
          </table:table-cell>
          <table:table-cell/>
          <table:table-cell table:style-name="ce31" office:value-type="time" office:time-value="PT09H15M00S">
            <text:p>09:15:00</text:p>
          </table:table-cell>
          <table:table-cell table:style-name="ce26" office:value-type="float" office:value="3.88">
            <text:p>3,88</text:p>
          </table:table-cell>
          <table:table-cell table:style-name="ce33" office:value-type="date" office:date-value="2016-11-19T15:34:00">
            <text:p>19.11.16 15:34</text:p>
          </table:table-cell>
          <table:table-cell table:style-name="ce23" table:formula="of:=[.H9]-[.$H$3]" office:value-type="time" office:time-value="PT05H34M00S">
            <text:p>05:34</text:p>
          </table:table-cell>
          <table:table-cell table:style-name="ce26" office:value-type="float" office:value="3.9">
            <text:p>3,90</text:p>
          </table:table-cell>
          <table:table-cell table:style-name="ce1" office:value-type="date" office:date-value="2016-11-22T02:30:00">
            <text:p>22.11.16 02:30</text:p>
          </table:table-cell>
          <table:table-cell table:style-name="ce23" table:formula="of:=[.K9]-[.$K$3]" office:value-type="time" office:time-value="PT01H30M00S">
            <text:p>01:30</text:p>
          </table:table-cell>
          <table:table-cell table:style-name="ce26" office:value-type="float" office:value="4.02">
            <text:p>4,02</text:p>
          </table:table-cell>
        </table:table-row>
        <table:table-row table:style-name="ro1">
          <table:table-cell/>
          <table:table-cell table:style-name="ce29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8">
            <text:p>4,28</text:p>
          </table:table-cell>
          <table:table-cell/>
          <table:table-cell table:style-name="ce31" office:value-type="time" office:time-value="PT11H39M00S">
            <text:p>11:39:00</text:p>
          </table:table-cell>
          <table:table-cell table:style-name="ce26" office:value-type="float" office:value="3.84">
            <text:p>3,84</text:p>
          </table:table-cell>
          <table:table-cell table:style-name="ce33" office:value-type="date" office:date-value="2016-11-19T17:38:00">
            <text:p>19.11.16 17:38</text:p>
          </table:table-cell>
          <table:table-cell table:style-name="ce23" table:formula="of:=[.H10]-[.$H$3]" office:value-type="time" office:time-value="PT07H38M00S">
            <text:p>07:38</text:p>
          </table:table-cell>
          <table:table-cell table:style-name="ce26" office:value-type="float" office:value="3.84">
            <text:p>3,84</text:p>
          </table:table-cell>
          <table:table-cell table:style-name="ce1" office:value-type="date" office:date-value="2016-11-22T03:00:00">
            <text:p>22.11.16 03:00</text:p>
          </table:table-cell>
          <table:table-cell table:style-name="ce23" table:formula="of:=[.K10]-[.$K$3]" office:value-type="time" office:time-value="PT02H00M00S">
            <text:p>02:00</text:p>
          </table:table-cell>
          <table:table-cell table:style-name="ce26" office:value-type="float" office:value="4.01">
            <text:p>4,01</text:p>
          </table:table-cell>
        </table:table-row>
        <table:table-row table:style-name="ro1">
          <table:table-cell/>
          <table:table-cell table:style-name="ce29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5" office:value-type="float" office:value="4.3">
            <text:p>4,30</text:p>
          </table:table-cell>
          <table:table-cell/>
          <table:table-cell table:style-name="ce31" office:value-type="time" office:time-value="PT22H07M00S">
            <text:p>22:07:00</text:p>
          </table:table-cell>
          <table:table-cell table:style-name="ce26" office:value-type="float" office:value="3.75">
            <text:p>3,75</text:p>
          </table:table-cell>
          <table:table-cell table:style-name="ce33" office:value-type="date" office:date-value="2016-11-19T20:54:00">
            <text:p>19.11.16 20:54</text:p>
          </table:table-cell>
          <table:table-cell table:style-name="ce23" table:formula="of:=[.H11]-[.$H$3]" office:value-type="time" office:time-value="PT10H54M00S">
            <text:p>10:54</text:p>
          </table:table-cell>
          <table:table-cell table:style-name="ce26" office:value-type="float" office:value="3.79">
            <text:p>3,79</text:p>
          </table:table-cell>
          <table:table-cell table:style-name="ce1" office:value-type="date" office:date-value="2016-11-22T04:30:00">
            <text:p>22.11.16 04:30</text:p>
          </table:table-cell>
          <table:table-cell table:style-name="ce23" table:formula="of:=[.K11]-[.$K$3]" office:value-type="time" office:time-value="PT03H30M00S">
            <text:p>03:30</text:p>
          </table:table-cell>
          <table:table-cell table:style-name="ce26" office:value-type="float" office:value="3.97">
            <text:p>3,97</text:p>
          </table:table-cell>
        </table:table-row>
        <table:table-row table:style-name="ro1">
          <table:table-cell/>
          <table:table-cell table:style-name="ce29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5" office:value-type="float" office:value="4.32">
            <text:p>4,32</text:p>
          </table:table-cell>
          <table:table-cell/>
          <table:table-cell table:style-name="ce31" office:value-type="time" office:time-value="PT26H31M00S">
            <text:p>26:31:00</text:p>
          </table:table-cell>
          <table:table-cell table:style-name="ce26" office:value-type="float" office:value="3.74">
            <text:p>3,74</text:p>
          </table:table-cell>
          <table:table-cell table:style-name="ce33" office:value-type="date" office:date-value="2016-11-19T22:36:00">
            <text:p>19.11.16 22:36</text:p>
          </table:table-cell>
          <table:table-cell table:style-name="ce23" table:formula="of:=[.H12]-[.$H$3]" office:value-type="time" office:time-value="PT12H36M00S">
            <text:p>12:36</text:p>
          </table:table-cell>
          <table:table-cell table:style-name="ce26" office:value-type="float" office:value="3.77">
            <text:p>3,77</text:p>
          </table:table-cell>
          <table:table-cell table:style-name="ce1" office:value-type="date" office:date-value="2016-11-22T06:44:00">
            <text:p>22.11.16 06:44</text:p>
          </table:table-cell>
          <table:table-cell table:style-name="ce23" table:formula="of:=[.K12]-[.$K$3]" office:value-type="time" office:time-value="PT05H44M00S">
            <text:p>05:44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/>
          <table:table-cell table:style-name="ce31" office:value-type="time" office:time-value="PT32H55M00S">
            <text:p>32:55:00</text:p>
          </table:table-cell>
          <table:table-cell table:style-name="ce26" office:value-type="float" office:value="3.71">
            <text:p>3,71</text:p>
          </table:table-cell>
          <table:table-cell table:style-name="ce33" office:value-type="date" office:date-value="2016-11-19T23:33:00">
            <text:p>19.11.16 23:33</text:p>
          </table:table-cell>
          <table:table-cell table:style-name="ce23" table:formula="of:=[.H13]-[.$H$3]" office:value-type="time" office:time-value="PT13H33M00S">
            <text:p>13:33</text:p>
          </table:table-cell>
          <table:table-cell table:style-name="ce26" office:value-type="float" office:value="3.76">
            <text:p>3,76</text:p>
          </table:table-cell>
          <table:table-cell table:style-name="ce1" office:value-type="date" office:date-value="2016-11-22T07:13:00">
            <text:p>22.11.16 07:13</text:p>
          </table:table-cell>
          <table:table-cell table:style-name="ce23" table:formula="of:=[.K13]-[.$K$3]" office:value-type="time" office:time-value="PT06H13M00S">
            <text:p>06:13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/>
          <table:table-cell table:style-name="ce31" office:value-type="time" office:time-value="PT36H15M00S">
            <text:p>36:15:00</text:p>
          </table:table-cell>
          <table:table-cell table:style-name="ce26" office:value-type="float" office:value="3.69">
            <text:p>3,69</text:p>
          </table:table-cell>
          <table:table-cell table:style-name="ce33" office:value-type="date" office:date-value="2016-11-20T04:40:00">
            <text:p>20.11.16 04:40</text:p>
          </table:table-cell>
          <table:table-cell table:style-name="ce23" table:formula="of:=[.H14]-[.$H$3]" office:value-type="time" office:time-value="PT18H40M00S">
            <text:p>18:40</text:p>
          </table:table-cell>
          <table:table-cell table:style-name="ce26" office:value-type="float" office:value="3.72">
            <text:p>3,72</text:p>
          </table:table-cell>
          <table:table-cell table:style-name="ce1" office:value-type="date" office:date-value="2016-11-22T08:56:00">
            <text:p>22.11.16 08:56</text:p>
          </table:table-cell>
          <table:table-cell table:style-name="ce23" table:formula="of:=[.K14]-[.$K$3]" office:value-type="time" office:time-value="PT07H56M00S">
            <text:p>07:56</text:p>
          </table:table-cell>
          <table:table-cell table:style-name="ce26" office:value-type="float" office:value="3.94">
            <text:p>3,94</text:p>
          </table:table-cell>
        </table:table-row>
        <table:table-row table:style-name="ro1">
          <table:table-cell/>
          <table:table-cell table:style-name="ce29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2">
            <text:p>4,82</text:p>
          </table:table-cell>
          <table:table-cell/>
          <table:table-cell table:style-name="ce31" office:value-type="time" office:time-value="PT39H59M00S">
            <text:p>39:59:00</text:p>
          </table:table-cell>
          <table:table-cell table:style-name="ce26" office:value-type="float" office:value="3.64">
            <text:p>3,64</text:p>
          </table:table-cell>
          <table:table-cell table:style-name="ce33" office:value-type="date" office:date-value="2016-11-20T05:38:00">
            <text:p>20.11.16 05:38</text:p>
          </table:table-cell>
          <table:table-cell table:style-name="ce23" table:formula="of:=[.H15]-[.$H$3]" office:value-type="time" office:time-value="PT19H38M00S">
            <text:p>19:38</text:p>
          </table:table-cell>
          <table:table-cell table:style-name="ce26" office:value-type="float" office:value="3.7">
            <text:p>3,70</text:p>
          </table:table-cell>
          <table:table-cell table:style-name="ce1" office:value-type="date" office:date-value="2016-11-22T10:05:00">
            <text:p>22.11.16 10:05</text:p>
          </table:table-cell>
          <table:table-cell table:style-name="ce23" table:formula="of:=[.K15]-[.$K$3]" office:value-type="time" office:time-value="PT09H05M00S">
            <text:p>09:0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/>
          <table:table-cell table:style-name="ce29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4">
            <text:p>4,84</text:p>
          </table:table-cell>
          <table:table-cell/>
          <table:table-cell table:style-name="ce31" office:value-type="time" office:time-value="PT42H30M00S">
            <text:p>42:30:00</text:p>
          </table:table-cell>
          <table:table-cell table:style-name="ce26" office:value-type="float" office:value="3.61">
            <text:p>3,61</text:p>
          </table:table-cell>
          <table:table-cell table:style-name="ce33" office:value-type="date" office:date-value="2016-11-20T08:50:00">
            <text:p>20.11.16 08:50</text:p>
          </table:table-cell>
          <table:table-cell table:style-name="ce23" table:formula="of:=[.H16]-[.$H$3]" office:value-type="time" office:time-value="PT22H50M00S">
            <text:p>22:50</text:p>
          </table:table-cell>
          <table:table-cell table:style-name="ce26" office:value-type="float" office:value="3.65">
            <text:p>3,65</text:p>
          </table:table-cell>
          <table:table-cell table:style-name="ce1" office:value-type="date" office:date-value="2016-11-22T12:10:00">
            <text:p>22.11.16 12:10</text:p>
          </table:table-cell>
          <table:table-cell table:style-name="ce23" table:formula="of:=[.K16]-[.$K$3]" office:value-type="time" office:time-value="PT11H10M00S">
            <text:p>11:10</text:p>
          </table:table-cell>
          <table:table-cell table:style-name="ce26" office:value-type="float" office:value="3.91">
            <text:p>3,91</text:p>
          </table:table-cell>
        </table:table-row>
        <table:table-row table:style-name="ro1">
          <table:table-cell/>
          <table:table-cell table:style-name="ce29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6">
            <text:p>4,86</text:p>
          </table:table-cell>
          <table:table-cell/>
          <table:table-cell table:style-name="ce31" office:value-type="time" office:time-value="PT46H32M00S">
            <text:p>46:32:00</text:p>
          </table:table-cell>
          <table:table-cell table:style-name="ce26" office:value-type="float" office:value="3.48">
            <text:p>3,48</text:p>
          </table:table-cell>
          <table:table-cell table:style-name="ce33" office:value-type="date" office:date-value="2016-11-20T09:35:00">
            <text:p>20.11.16 09:35</text:p>
          </table:table-cell>
          <table:table-cell table:style-name="ce23" table:formula="of:=[.H17]-[.$H$3]" office:value-type="time" office:time-value="PT23H35M00S">
            <text:p>23:35</text:p>
          </table:table-cell>
          <table:table-cell table:style-name="ce26" office:value-type="float" office:value="3.63">
            <text:p>3,63</text:p>
          </table:table-cell>
          <table:table-cell table:style-name="ce1" office:value-type="date" office:date-value="2016-11-22T13:11:00">
            <text:p>22.11.16 13:11</text:p>
          </table:table-cell>
          <table:table-cell table:style-name="ce23" table:formula="of:=[.K17]-[.$K$3]" office:value-type="time" office:time-value="PT12H11M00S">
            <text:p>12:11</text:p>
          </table:table-cell>
          <table:table-cell table:style-name="ce26" office:value-type="float" office:value="3.88">
            <text:p>3,88</text:p>
          </table:table-cell>
        </table:table-row>
        <table:table-row table:style-name="ro1">
          <table:table-cell/>
          <table:table-cell table:style-name="ce29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8">
            <text:p>4,88</text:p>
          </table:table-cell>
          <table:table-cell/>
          <table:table-cell table:style-name="ce31" office:value-type="time" office:time-value="PT48H07M00S">
            <text:p>48:07:00</text:p>
          </table:table-cell>
          <table:table-cell table:style-name="ce26" office:value-type="float" office:value="3.38">
            <text:p>3,38</text:p>
          </table:table-cell>
          <table:table-cell table:style-name="ce33" office:value-type="date" office:date-value="2016-11-20T10:54:00">
            <text:p>20.11.16 10:54</text:p>
          </table:table-cell>
          <table:table-cell table:style-name="ce23" table:formula="of:=[.H18]-[.$H$3]" office:value-type="time" office:time-value="PT24H54M00S">
            <text:p>24:54</text:p>
          </table:table-cell>
          <table:table-cell table:style-name="ce26" office:value-type="float" office:value="3.58">
            <text:p>3,58</text:p>
          </table:table-cell>
          <table:table-cell table:style-name="ce1" office:value-type="date" office:date-value="2016-11-22T14:11:00">
            <text:p>22.11.16 14:11</text:p>
          </table:table-cell>
          <table:table-cell table:style-name="ce23" table:formula="of:=[.K18]-[.$K$3]" office:value-type="time" office:time-value="PT13H11M00S">
            <text:p>13:11</text:p>
          </table:table-cell>
          <table:table-cell table:style-name="ce26" office:value-type="float" office:value="3.86">
            <text:p>3,86</text:p>
          </table:table-cell>
        </table:table-row>
        <table:table-row table:style-name="ro1">
          <table:table-cell/>
          <table:table-cell table:style-name="ce29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1" office:value-type="time" office:time-value="PT50H10M00S">
            <text:p>50:10:00</text:p>
          </table:table-cell>
          <table:table-cell table:style-name="ce26" office:value-type="float" office:value="3.32">
            <text:p>3,32</text:p>
          </table:table-cell>
          <table:table-cell table:style-name="ce33" office:value-type="date" office:date-value="2016-11-20T11:24:00.000001">
            <text:p>20.11.16 11:24</text:p>
          </table:table-cell>
          <table:table-cell table:style-name="ce23" table:formula="of:=[.H19]-[.$H$3]" office:value-type="time" office:time-value="PT25H24M00S">
            <text:p>25:24</text:p>
          </table:table-cell>
          <table:table-cell table:style-name="ce26" office:value-type="float" office:value="3.56">
            <text:p>3,56</text:p>
          </table:table-cell>
          <table:table-cell table:style-name="ce1" office:value-type="date" office:date-value="2016-11-22T15:22:00">
            <text:p>22.11.16 15:22</text:p>
          </table:table-cell>
          <table:table-cell table:style-name="ce23" table:formula="of:=[.K19]-[.$K$3]" office:value-type="time" office:time-value="PT14H22M00S">
            <text:p>14:22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/>
          <table:table-cell table:style-name="ce29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/>
          <table:table-cell table:style-name="ce31" office:value-type="time" office:time-value="PT50H51M00S">
            <text:p>50:51:00</text:p>
          </table:table-cell>
          <table:table-cell table:style-name="ce26" office:value-type="float" office:value="3.28">
            <text:p>3,28</text:p>
          </table:table-cell>
          <table:table-cell table:style-name="ce33" office:value-type="date" office:date-value="2016-11-20T12:52:00">
            <text:p>20.11.16 12:52</text:p>
          </table:table-cell>
          <table:table-cell table:style-name="ce23" table:formula="of:=[.H20]-[.$H$3]" office:value-type="time" office:time-value="PT26H52M00S">
            <text:p>26:52</text:p>
          </table:table-cell>
          <table:table-cell table:style-name="ce26" office:value-type="float" office:value="3.52">
            <text:p>3,52</text:p>
          </table:table-cell>
          <table:table-cell table:style-name="ce1" office:value-type="date" office:date-value="2016-11-22T16:49:00">
            <text:p>22.11.16 16:49</text:p>
          </table:table-cell>
          <table:table-cell table:style-name="ce23" table:formula="of:=[.K20]-[.$K$3]" office:value-type="time" office:time-value="PT15H49M00S">
            <text:p>15:49</text:p>
          </table:table-cell>
          <table:table-cell table:style-name="ce26" office:value-type="float" office:value="3.79">
            <text:p>3,79</text:p>
          </table:table-cell>
        </table:table-row>
        <table:table-row table:style-name="ro1">
          <table:table-cell/>
          <table:table-cell table:style-name="ce29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2" office:value-type="time" office:time-value="PT53H30M00S">
            <text:p>53:30:00</text:p>
          </table:table-cell>
          <table:table-cell table:style-name="ce27" office:value-type="float" office:value="2.95">
            <text:p>2,95</text:p>
          </table:table-cell>
          <table:table-cell table:style-name="ce33" office:value-type="date" office:date-value="2016-11-20T13:31:00">
            <text:p>20.11.16 13:31</text:p>
          </table:table-cell>
          <table:table-cell table:style-name="ce23" table:formula="of:=[.H21]-[.$H$3]" office:value-type="time" office:time-value="PT27H31M00S">
            <text:p>27:31</text:p>
          </table:table-cell>
          <table:table-cell table:style-name="ce26" office:value-type="float" office:value="3.48">
            <text:p>3,48</text:p>
          </table:table-cell>
          <table:table-cell table:style-name="ce1" office:value-type="date" office:date-value="2016-11-22T18:15:00">
            <text:p>22.11.16 18:15</text:p>
          </table:table-cell>
          <table:table-cell table:style-name="ce23" table:formula="of:=[.K21]-[.$K$3]" office:value-type="time" office:time-value="PT17H15M00S">
            <text:p>17:15</text:p>
          </table:table-cell>
          <table:table-cell table:style-name="ce26" office:value-type="float" office:value="3.75">
            <text:p>3,75</text:p>
          </table:table-cell>
        </table:table-row>
        <table:table-row table:style-name="ro1">
          <table:table-cell/>
          <table:table-cell table:style-name="ce29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">
            <text:p>4,90</text:p>
          </table:table-cell>
          <table:table-cell table:number-columns-repeated="3"/>
          <table:table-cell table:style-name="ce33" office:value-type="date" office:date-value="2016-11-20T15:15:00">
            <text:p>20.11.16 15:15</text:p>
          </table:table-cell>
          <table:table-cell table:style-name="ce23" table:formula="of:=[.H22]-[.$H$3]" office:value-type="time" office:time-value="PT29H15M00S">
            <text:p>29:15</text:p>
          </table:table-cell>
          <table:table-cell table:style-name="ce26" office:value-type="float" office:value="3.39">
            <text:p>3,39</text:p>
          </table:table-cell>
          <table:table-cell table:style-name="ce1" office:value-type="date" office:date-value="2016-11-22T19:30:00">
            <text:p>22.11.16 19:30</text:p>
          </table:table-cell>
          <table:table-cell table:style-name="ce23" table:formula="of:=[.K22]-[.$K$3]" office:value-type="time" office:time-value="PT18H30M00S">
            <text:p>18:30</text:p>
          </table:table-cell>
          <table:table-cell table:style-name="ce26" office:value-type="float" office:value="3.72">
            <text:p>3,72</text:p>
          </table:table-cell>
        </table:table-row>
        <table:table-row table:style-name="ro1">
          <table:table-cell/>
          <table:table-cell table:style-name="ce29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4.96">
            <text:p>4,96</text:p>
          </table:table-cell>
          <table:table-cell table:number-columns-repeated="3"/>
          <table:table-cell table:style-name="ce33" office:value-type="date" office:date-value="2016-11-20T17:06:00">
            <text:p>20.11.16 17:06</text:p>
          </table:table-cell>
          <table:table-cell table:style-name="ce23" table:formula="of:=[.H23]-[.$H$3]" office:value-type="time" office:time-value="PT31H06M00S">
            <text:p>31:06</text:p>
          </table:table-cell>
          <table:table-cell table:style-name="ce26" office:value-type="float" office:value="3.23">
            <text:p>3,23</text:p>
          </table:table-cell>
          <table:table-cell table:style-name="ce1" office:value-type="date" office:date-value="2016-11-22T20:49:00">
            <text:p>22.11.16 20:49</text:p>
          </table:table-cell>
          <table:table-cell table:style-name="ce23" table:formula="of:=[.K23]-[.$K$3]" office:value-type="time" office:time-value="PT19H49M00S">
            <text:p>19:49</text:p>
          </table:table-cell>
          <table:table-cell table:style-name="ce26" office:value-type="float" office:value="3.61">
            <text:p>3,61</text:p>
          </table:table-cell>
        </table:table-row>
        <table:table-row table:style-name="ro1">
          <table:table-cell/>
          <table:table-cell table:style-name="ce30" office:value-type="time" office:time-value="PT02H17M00S">
            <text:p>02:17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number-columns-repeated="3"/>
          <table:table-cell table:style-name="ce33" office:value-type="date" office:date-value="2016-11-20T18:04:00">
            <text:p>20.11.16 18:04</text:p>
          </table:table-cell>
          <table:table-cell table:style-name="ce23" table:formula="of:=[.H24]-[.$H$3]" office:value-type="time" office:time-value="PT32H04M00S">
            <text:p>32:04</text:p>
          </table:table-cell>
          <table:table-cell table:style-name="ce26" office:value-type="float" office:value="3.12">
            <text:p>3,12</text:p>
          </table:table-cell>
          <table:table-cell table:style-name="ce1" office:value-type="date" office:date-value="2016-11-22T21:06:00">
            <text:p>22.11.16 21:06</text:p>
          </table:table-cell>
          <table:table-cell table:style-name="ce23" table:formula="of:=[.K24]-[.$K$3]" office:value-type="time" office:time-value="PT20H06M00S">
            <text:p>20:06</text:p>
          </table:table-cell>
          <table:table-cell table:style-name="ce26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33" office:value-type="date" office:date-value="2016-11-20T19:07:00">
            <text:p>20.11.16 19:07</text:p>
          </table:table-cell>
          <table:table-cell table:style-name="ce24" table:formula="of:=[.H25]-[.$H$3]" office:value-type="time" office:time-value="PT33H07M00S">
            <text:p>33:07</text:p>
          </table:table-cell>
          <table:table-cell table:style-name="ce27" office:value-type="float" office:value="3">
            <text:p>3,00</text:p>
          </table:table-cell>
          <table:table-cell table:style-name="ce1" office:value-type="date" office:date-value="2016-11-22T22:12:00">
            <text:p>22.11.16 22:12</text:p>
          </table:table-cell>
          <table:table-cell table:style-name="ce23" table:formula="of:=[.K25]-[.$K$3]" office:value-type="time" office:time-value="PT21H12M00S">
            <text:p>21:12</text:p>
          </table:table-cell>
          <table:table-cell table:style-name="ce26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07:00">
            <text:p>22.11.16 23:07</text:p>
          </table:table-cell>
          <table:table-cell table:style-name="ce23" table:formula="of:=[.K26]-[.$K$3]" office:value-type="time" office:time-value="PT22H07M00S">
            <text:p>22:07</text:p>
          </table:table-cell>
          <table:table-cell table:style-name="ce26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45:00">
            <text:p>22.11.16 23:45</text:p>
          </table:table-cell>
          <table:table-cell table:style-name="ce24" table:formula="of:=[.K27]-[.$K$3]" office:value-type="time" office:time-value="PT22H45M00S">
            <text:p>22:45</text:p>
          </table:table-cell>
          <table:table-cell table:style-name="ce27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94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5"/>
        <table:table-column table:style-name="co11" table:default-cell-style-name="ce38"/>
        <table:table-column table:style-name="co14" table:default-cell-style-name="ce10"/>
        <table:table-column table:style-name="co15" table:default-cell-style-name="ce10"/>
        <table:table-column table:style-name="co8" table:default-cell-style-name="ce15"/>
        <table:table-row table:style-name="ro6">
          <table:table-cell table:style-name="Default"/>
          <table:table-cell table:style-name="ce36"/>
          <table:table-cell table:style-name="ce7" table:number-columns-repeated="2"/>
          <table:table-cell table:style-name="ce12"/>
        </table:table-row>
        <table:table-row table:style-name="ro2">
          <table:table-cell table:style-name="Default"/>
          <table:table-cell table:style-name="ce3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3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37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4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39" table:formula="of:=[.A31]-[.$A$4]" office:value-type="time" office:time-value="PT01H42M00S">
            <text:p>01:42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39" table:formula="of:=[.A32]-[.$A$4]" office:value-type="time" office:time-value="PT01H45M00S">
            <text:p>01:45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39" table:formula="of:=[.A33]-[.$A$4]" office:value-type="time" office:time-value="PT01H48M00S">
            <text:p>01:48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0" table:formula="of:=[.A34]-[.$A$4]" office:value-type="time" office:time-value="PT01H53M00S">
            <text:p>01:53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5.02">
            <text:p>5,02</text:p>
          </table:table-cell>
          <table:table-cell table:style-name="ce27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19.12.2016</text:date>, <text:time>22:23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2-19T22:23:18.01</dc:date>
    <dc:creator>Владимир Ласкин</dc:creator>
    <meta:editing-duration>PT13H44M6S</meta:editing-duration>
    <meta:editing-cycles>49</meta:editing-cycles>
    <meta:generator>OpenOffice/4.1.3$Win32 OpenOffice.org_project/413m1$Build-9783</meta:generator>
    <meta:printed-by>Владимир Ласкин</meta:printed-by>
    <meta:print-date>2016-12-19T22:19:57.19</meta:print-date>
    <meta:document-statistic meta:table-count="4" meta:cell-count="6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5cm" svg:height="13.109cm" xlink:href=".." xlink:type="simple" chart:class="chart:scatter" chart:style-name="ch1">
        <chart:title svg:x="11.405cm" svg:y="0.398cm" chart:style-name="ch2">
          <text:p>Зарядка</text:p>
        </chart:title>
        <chart:legend svg:x="5.467cm" svg:y="8.549cm" style:legend-expansion="custom" chartooo:width="4.733cm" chartooo:height="1.544cm" style:legend-expansion-aspect-ratio="3.06541450777202" chart:style-name="ch3"/>
        <chart:plot-area chart:style-name="ch4" table:cell-range-address="'2000'.B5:'2000'.D24 '2000'.C3:'2000'.D3" chart:data-source-has-labels="row" svg:x="2.58cm" svg:y="1.04cm" svg:width="21.827cm" svg:height="11.208cm">
          <chartooo:coordinate-region svg:x="3.492cm" svg:y="1.252cm" svg:width="20.491cm" svg:height="10.323cm"/>
          <chart:axis chart:dimension="x" chart:name="primary-x" chart:style-name="ch5">
            <chart:title svg:x="12.959cm" svg:y="12.511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1.501cm" svg:y="7.654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4" chart:label-cell-address="'2000'.C3:'2000'.C3" chart:class="chart:scatter">
            <chart:domain table:cell-range-address="'2000'.B5:'2000'.B24"/>
            <chart:data-point chart:repeated="20"/>
          </chart:series>
          <chart:series chart:style-name="ch11" chart:values-cell-range-address="'2000'.D5:'2000'.D24" chart:label-cell-address="'2000'.D3:'2000'.D3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303cm" svg:height="15.071cm" xlink:href=".." xlink:type="simple" chart:class="chart:scatter" chart:style-name="ch1">
        <chart:title svg:x="10.795cm" svg:y="0.437cm" chart:style-name="ch2">
          <text:p>Процесс Зарядки</text:p>
        </chart:title>
        <chart:legend svg:x="12.107cm" svg:y="9.05cm" style:legend-expansion="custom" chartooo:width="5.156cm" chartooo:height="3.936cm" style:legend-expansion-aspect-ratio="1.3099593495935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4" chart:data-source-has-labels="row" svg:x="0.594cm" svg:y="1.511cm" svg:width="24.231cm" svg:height="13.004cm">
          <chartooo:coordinate-region svg:x="1.506cm" svg:y="1.724cm" svg:width="22.406cm" svg:height="12.118cm"/>
          <chart:axis chart:dimension="x" chart:name="primary-x" chart:style-name="ch5">
            <chart:title svg:x="12.175cm" svg:y="14.484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23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4.716cm" svg:y="9.909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4" chart:label-cell-address="'Общий график'.B5:'Общий график'.B5" chart:class="chart:scatter">
            <chart:domain table:cell-range-address="'2000'.B5:'2000'.B24"/>
            <chart:data-point chart:repeated="20"/>
          </chart:series>
          <chart:series chart:attached-axis="primary-y" chart:style-name="ch17" chart:values-cell-range-address="'2000'.D5:'2000'.D24" chart:label-cell-address="'Общий график'.B6:'Общий график'.B6" chart:class="chart:scatter">
            <chart:domain table:cell-range-address="'2000'.B5:'2000'.B24"/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ltraFire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ltraFire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26">
                <text:p>3.26</text:p>
                <draw:g>
                  <svg:desc>'2000'.C5:'2000'.C24</svg:desc>
                </draw:g>
              </table:table-cell>
              <table:table-cell office:value-type="float" office:value="0">
                <text:p>0</text:p>
                <draw:g>
                  <svg:desc>'2000'.B5:'2000'.B24</svg:desc>
                </draw:g>
              </table:table-cell>
              <table:table-cell office:value-type="float" office:value="3.76">
                <text:p>3.76</text:p>
                <draw:g>
                  <svg:desc>'2000'.D5:'20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5">
                <text:p>4.15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7cm" svg:height="15.195cm" xlink:href=".." xlink:type="simple" chart:class="chart:scatter" chart:style-name="ch1">
        <chart:title svg:x="8.997cm" svg:y="0.439cm" chart:style-name="ch2">
          <text:p>процесс разрядки с подсветкой</text:p>
        </chart:title>
        <chart:legend svg:x="14.706cm" svg:y="1.787cm" style:legend-expansion="custom" chartooo:width="8.805cm" chartooo:height="1.322cm" style:legend-expansion-aspect-ratio="6.66036308623298" chart:style-name="ch3"/>
        <chart:plot-area chart:style-name="ch4" table:cell-range-address="'2000'.I4:'2000'.J36 '2000'.I2:'2000'.I2 '2000'.F2:'2000'.F2 '2000'.G4:'2000'.G26 'Общий график'.B2:'Общий график'.B2 'дохлый 1500'.M3:'дохлый 1500'.M27 'Общий график'.B7:'Общий график'.B7 'дохлый 1500'.J3:'дохлый 1500'.J25" chart:data-source-has-labels="row" svg:x="1.679cm" svg:y="1.436cm" svg:width="22.441cm" svg:height="12.738cm">
          <chartooo:coordinate-region svg:x="2.591cm" svg:y="1.648cm" svg:width="21.011cm" svg:height="11.853cm"/>
          <chart:axis chart:dimension="x" chart:name="primary-x" chart:style-name="ch5">
            <chart:title svg:x="12.365cm" svg:y="14.478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599cm" svg:y="8.815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J4:'2000'.J36" chart:label-cell-address="'2000'.I2:'2000'.I2" chart:class="chart:scatter">
            <chart:domain table:cell-range-address="'2000'.I4:'2000'.I36"/>
            <chart:data-point chart:repeated="33"/>
          </chart:series>
          <chart:series chart:style-name="ch11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2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style-name="ch13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I4:'2000'.I36</svg:desc>
                </draw:g>
              </table:table-cell>
              <table:table-cell office:value-type="float" office:value="4.12">
                <text:p>4.12</text:p>
                <draw:g>
                  <svg:desc>'2000'.J4:'2000'.J36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3611111167702">
                <text:p>0.0173611111167702</text:p>
              </table:table-cell>
              <table:table-cell office:value-type="float" office:value="4.11">
                <text:p>4.11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8887731474824">
                <text:p>0.0638887731474824</text:p>
              </table:table-cell>
              <table:table-cell office:value-type="float" office:value="4.11">
                <text:p>4.11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8333333337214">
                <text:p>0.108333333337214</text:p>
              </table:table-cell>
              <table:table-cell office:value-type="float" office:value="4.09">
                <text:p>4.09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027777781012">
                <text:p>0.309027777781012</text:p>
              </table:table-cell>
              <table:table-cell office:value-type="float" office:value="4.05">
                <text:p>4.05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6388888889051">
                <text:p>0.426388888889051</text:p>
              </table:table-cell>
              <table:table-cell office:value-type="float" office:value="4.03">
                <text:p>4.0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0555555559113">
                <text:p>0.880555555559113</text:p>
              </table:table-cell>
              <table:table-cell office:value-type="float" office:value="3.96">
                <text:p>3.96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583333332848">
                <text:p>0.939583333332848</text:p>
              </table:table-cell>
              <table:table-cell office:value-type="float" office:value="3.95">
                <text:p>3.9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819444444525">
                <text:p>1.03819444444525</text:p>
              </table:table-cell>
              <table:table-cell office:value-type="float" office:value="3.93">
                <text:p>3.93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86111111677">
                <text:p>1.07986111111677</text:p>
              </table:table-cell>
              <table:table-cell office:value-type="float" office:value="3.93">
                <text:p>3.93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861111110949">
                <text:p>1.29861111110949</text:p>
              </table:table-cell>
              <table:table-cell office:value-type="float" office:value="3.9">
                <text:p>3.9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3541666666715">
                <text:p>1.43541666666715</text:p>
              </table:table-cell>
              <table:table-cell office:value-type="float" office:value="3.87">
                <text:p>3.87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9583333333576">
                <text:p>1.89583333333576</text:p>
              </table:table-cell>
              <table:table-cell office:value-type="float" office:value="3.82">
                <text:p>3.82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652777778101">
                <text:p>1.99652777778101</text:p>
              </table:table-cell>
              <table:table-cell office:value-type="float" office:value="3.81">
                <text:p>3.81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986111111677">
                <text:p>2.07986111111677</text:p>
              </table:table-cell>
              <table:table-cell office:value-type="float" office:value="3.8">
                <text:p>3.8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6319444444962">
                <text:p>2.36319444444962</text:p>
              </table:table-cell>
              <table:table-cell office:value-type="float" office:value="3.79">
                <text:p>3.79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0138888889487">
                <text:p>2.40138888889487</text:p>
              </table:table-cell>
              <table:table-cell office:value-type="float" office:value="3.78">
                <text:p>3.78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4513888889051">
                <text:p>2.54513888889051</text:p>
              </table:table-cell>
              <table:table-cell office:value-type="float" office:value="3.77">
                <text:p>3.77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7361111111531">
                <text:p>2.77361111111531</text:p>
              </table:table-cell>
              <table:table-cell office:value-type="float" office:value="3.76">
                <text:p>3.76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1597222222481">
                <text:p>2.91597222222481</text:p>
              </table:table-cell>
              <table:table-cell office:value-type="float" office:value="3.75">
                <text:p>3.75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7986111111677">
                <text:p>3.07986111111677</text:p>
              </table:table-cell>
              <table:table-cell office:value-type="float" office:value="3.74">
                <text:p>3.74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9027777778392">
                <text:p>3.39027777778392</text:p>
              </table:table-cell>
              <table:table-cell office:value-type="float" office:value="3.72">
                <text:p>3.7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7777777778101">
                <text:p>3.77777777778101</text:p>
              </table:table-cell>
              <table:table-cell office:value-type="float" office:value="3.69">
                <text:p>3.69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4305555556057">
                <text:p>3.84305555556057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2986111111531">
                <text:p>3.92986111111531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8888888889487">
                <text:p>4.08888888889487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0208333333576">
                <text:p>4.30208333333576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38611111111095">
                <text:p>4.38611111111095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72569444445253">
                <text:p>4.72569444445253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1805555555911">
                <text:p>4.81805555555911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4375">
                <text:p>4.84375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7847222222626">
                <text:p>4.8784722222262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9236111111677">
                <text:p>4.8923611111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4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24cm" svg:height="15.166cm" xlink:href=".." xlink:type="simple" chart:class="chart:scatter" chart:style-name="ch1">
        <chart:title svg:x="9.202cm" svg:y="0.439cm" chart:style-name="ch2">
          <text:p>Процесс Разарядки с подсветкой</text:p>
        </chart:title>
        <chart:legend svg:x="19.735cm" svg:y="2.258cm" style:legend-expansion="custom" chartooo:width="3.918cm" chartooo:height="1.964cm" style:legend-expansion-aspect-ratio="1.9949083503055" chart:style-name="ch3"/>
        <chart:plot-area chart:style-name="ch4" table:cell-range-address="'дохлый 1500'.L3:'дохлый 1500'.M27 'Общий график'.B2:'Общий график'.B2 'Общий график'.B7:'Общий график'.B7 'дохлый 1500'.J3:'дохлый 1500'.J25 'Общий график'.B5:'Общий график'.B5 '2000'.G4:'2000'.G26" chart:data-source-has-labels="row" svg:x="0.6cm" svg:y="1.52cm" svg:width="24.337cm" svg:height="13.078cm">
          <chartooo:coordinate-region svg:x="1.512cm" svg:y="1.732cm" svg:width="22.512cm" svg:height="12.193cm"/>
          <chart:axis chart:dimension="x" chart:name="primary-x" chart:style-name="ch5">
            <chart:title svg:x="12.234cm" svg:y="14.579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9.069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дохлый 1500'.M3:'дохлый 1500'.M27" chart:label-cell-address="'Общий график'.B2:'Общий график'.B2" chart:class="chart:scatter">
            <chart:domain table:cell-range-address="'дохлый 1500'.L3:'дохлый 1500'.L27"/>
            <chart:data-point chart:repeated="25"/>
          </chart:series>
          <chart:series chart:attached-axis="primary-y" chart:style-name="ch12" chart:values-cell-range-address="'дохлый 1500'.J3:'дохлый 1500'.J25" chart:label-cell-address="'Общий график'.B7:'Общий график'.B7" chart:class="chart:scatter">
            <chart:domain table:cell-range-address="'дохлый 1500'.I3:'дохлый 1500'.I25"/>
            <chart:data-point chart:repeated="23"/>
          </chart:series>
          <chart:series chart:attached-axis="primary-y" chart:style-name="ch13" chart:values-cell-range-address="'2000'.G4:'2000'.G26" chart:label-cell-address="'Общий график'.B5:'Общий график'.B5" chart:class="chart:scatter">
            <chart:domain table:cell-range-address="'2000'.F4:'2000'.F2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(UltraFire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154861111121136">
                <text:p>0.1548611111211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725000000005821">
                <text:p>0.72500000000582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852777777778101">
                <text:p>0.85277777777810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89236111111677">
                <text:p>0.8923611111167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1.31944444445253">
                <text:p>1.3194444444525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1.39722222222917">
                <text:p>1.3972222222291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1.47986099537229">
                <text:p>1.4798609953722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1.58541666667588">
                <text:p>1.5854166666758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1.66597222223209">
                <text:p>1.6659722222320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1.84513888889342">
                <text:p>1.8451388888934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2.30416666667588">
                <text:p>2.30416666667588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2.45277777778392">
                <text:p>2.4527777777839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2.72569444444525">
                <text:p>2.725694444445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2.85972222222335">
                <text:p>2.859722222223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2.88055555555911">
                <text:p>2.880555555559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2.94861111111823">
                <text:p>2.94861111111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